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fo:margin-top="0.499cm" fo:margin-bottom="0.21cm" loext:contextual-spacing="false" style:page-number="auto"/>
    </style:style>
    <style:style style:name="P2" style:family="paragraph" style:parent-style-name="Heading_20_3">
      <style:paragraph-properties fo:margin-top="0.3cm" fo:margin-bottom="0.25cm" loext:contextual-spacing="false"/>
    </style:style>
    <style:style style:name="P3" style:family="paragraph" style:parent-style-name="Heading_20_3">
      <style:paragraph-properties fo:margin-top="0.4cm" fo:margin-bottom="0.25cm" loext:contextual-spacing="false"/>
    </style:style>
    <style:style style:name="P4" style:family="paragraph" style:parent-style-name="Text_20_body">
      <style:text-properties officeooo:paragraph-rsid="0033b9f9"/>
    </style:style>
    <style:style style:name="T1" style:family="text">
      <style:text-properties officeooo:rsid="00384708"/>
    </style:style>
    <style:style style:name="T2" style:family="text">
      <style:text-properties officeooo:rsid="003a87cc"/>
    </style:style>
    <style:style style:name="T3" style:family="text">
      <style:text-properties officeooo:rsid="003b2392"/>
    </style:style>
    <style:style style:name="T4" style:family="text">
      <style:text-properties officeooo:rsid="003b59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ree Falling</text:h>
      <text:p text:style-name="Heading_20_2">(<text:span text:style-name="T2">Tom Petty</text:span>)</text:p>
      <text:p text:style-name="Heading_20_3">[INTRO]</text:p>
      <text:p text:style-name="Text_20_body">D <text:s text:c="2"/>G <text:s text:c="2"/>G <text:s text:c="2"/>D <text:s text:c="2"/>A <text:s text:c="4"/>x2</text:p>
      <text:p text:style-name="P3">[VERSE 1]</text:p>
      <text:p text:style-name="Text_20_body"><text:s text:c="8"/>D <text:s text:c="3"/>G <text:s text:c="14"/>A<text:span text:style-name="T4">sus4 A</text:span></text:p>
      <text:p text:style-name="Text_20_body">She's a good girl, loves her ma- <text:s text:c="2"/>ma</text:p>
      <text:p text:style-name="Text_20_body"><text:s text:c="6"/>D <text:s/>G <text:s text:c="13"/>A</text:p>
      <text:p text:style-name="Text_20_body">Loves Jesus and America too</text:p>
      <text:p text:style-name="Text_20_body"><text:s text:c="8"/>D <text:s text:c="3"/>G <text:s text:c="16"/>A<text:span text:style-name="T4">sus4 A</text:span></text:p>
      <text:p text:style-name="Text_20_body">She's a good girl, crazy 'bout El- <text:s text:c="2"/>vis</text:p>
      <text:p text:style-name="Text_20_body"><text:s text:c="6"/>D <text:s/>G <text:s text:c="20"/>A</text:p>
      <text:p text:style-name="Text_20_body">Loves horses and her boyfriend too</text:p>
      <text:p text:style-name="P2">[VERSE 2]</text:p>
      <text:p text:style-name="Text_20_body"><text:s text:c="7"/>D <text:s text:c="3"/>G <text:s text:c="12"/>A<text:span text:style-name="T4">sus4 A</text:span></text:p>
      <text:p text:style-name="Text_20_body">It's a long day livin' in Re- <text:s text:c="2"/>seda</text:p>
      <text:p text:style-name="Text_20_body"><text:s text:c="10"/>D <text:s text:c="3"/>G <text:s text:c="22"/>A</text:p>
      <text:p text:style-name="Text_20_body">There's a free-way runn<text:span text:style-name="T3">i</text:span>n' through the yard</text:p>
      <text:p text:style-name="Text_20_body"><text:s text:c="10"/>D <text:s text:c="2"/>G <text:s text:c="22"/>A<text:span text:style-name="T4">sus4 A</text:span></text:p>
      <text:p text:style-name="Text_20_body">And I'm a bad boy, cause I don't even miss <text:s/>her</text:p>
      <text:p text:style-name="Text_20_body"><text:s text:c="6"/>D <text:s text:c="2"/>G <text:s text:c="19"/>A</text:p>
      <text:p text:style-name="Text_20_body">I'm a bad boy for breakin' her heart</text:p>
      <text:p text:style-name="P2">[CHORUS]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Now I'm free, <text:s text:c="10"/>free fallin'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Ya, I'm free, <text:s text:c="10"/>free fallin'</text:p>
      <text:p text:style-name="P2">[VERSE 3]</text:p>
      <text:p text:style-name="Text_20_body"><text:s text:c="6"/>D <text:s text:c="3"/>G <text:s text:c="24"/>A<text:span text:style-name="T4">sus4 A</text:span></text:p>
      <text:p text:style-name="Text_20_body">All the vampires walkin' through the val- <text:s/>ley</text:p>
      <text:p text:style-name="Text_20_body"><text:s text:c="9"/>D <text:s text:c="3"/>G <text:s text:c="12"/>A</text:p>
      <text:p text:style-name="Text_20_body">Move west down Ventura B<text:span text:style-name="T3">oulevard</text:span>.</text:p>
      <text:p text:style-name="Text_20_body"><text:soft-page-break/><text:s text:c="12"/>D <text:s text:c="2"/>G <text:s text:c="23"/><text:span text:style-name="T4">Asus4</text:span> A</text:p>
      <text:p text:style-name="Text_20_body">And all the bad boys are standing in the sha- <text:s/>dows</text:p>
      <text:p text:style-name="Text_20_body"><text:s text:c="5"/>D <text:s text:c="2"/>G <text:s text:c="10"/>D <text:s text:c="7"/>A</text:p>
      <text:p text:style-name="Text_20_body">All the good girls are at home with broken hearts</text:p>
      <text:p text:style-name="Heading_20_3">[CHORUS]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Now I'm free, <text:s text:c="10"/>free fallin'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Ya, I'm free, <text:s text:c="10"/>free fallin'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Now I'm free, <text:s text:c="10"/>free fallin'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Ya, I'm free, <text:s text:c="10"/>free fallin'</text:p>
      <text:p text:style-name="Heading_20_3">[BRIDGE]</text:p>
      <text:p text:style-name="Text_20_body"><text:s text:c="8"/>D <text:s text:c="4"/>G <text:s text:c="8"/>D <text:s/>A</text:p>
      <text:p text:style-name="Text_20_body">I wanna glide down over Mulholland</text:p>
      <text:p text:style-name="Text_20_body"><text:s text:c="8"/>D <text:s text:c="4"/>G <text:s text:c="14"/>A</text:p>
      <text:p text:style-name="Text_20_body">I wanna write her name in the sky</text:p>
      <text:p text:style-name="Text_20_body"><text:s text:c="8"/>D <text:s text:c="3"/>G <text:s text:c="12"/>D A</text:p>
      <text:p text:style-name="Text_20_body">I wanna free fall out into nothing</text:p>
      <text:p text:style-name="Text_20_body"><text:s text:c="6"/>D <text:s text:c="9"/>G <text:s text:c="10"/>A</text:p>
      <text:p text:style-name="Text_20_body">Gonna leave this world for a while</text:p>
      <text:p text:style-name="Heading_20_3">[CHORUS]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Now I'm free, <text:s text:c="10"/>free fallin'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Ya, I'm free, <text:s text:c="10"/>free fallin'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Now I'm free, <text:s text:c="10"/>free fallin'</text:p>
      <text:p text:style-name="Text_20_body"><text:s text:c="8"/>D <text:s text:c="3"/>G <text:s text:c="2"/>G <text:s text:c="2"/>D <text:s text:c="2"/>A <text:s text:c="5"/>D <text:s text:c="3"/>G <text:s text:c="2"/>G <text:s text:c="2"/>D <text:s text:c="2"/>A</text:p>
      <text:p text:style-name="Text_20_body">Ya, I'm free, <text:s text:c="10"/>free fallin'</text:p>
      <text:p text:style-name="Heading_20_3">[OUTRO]</text:p>
      <text:p text:style-name="Text_20_body">G <text:s/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5M7S</meta:editing-duration>
    <meta:editing-cycles>41</meta:editing-cycles>
    <meta:generator>LibreOffice/6.0.1.1$MacOSX_X86_64 LibreOffice_project/60bfb1526849283ce2491346ed2aa51c465abfe6</meta:generator>
    <dc:title>Lyrics + Chords</dc:title>
    <dc:date>2018-06-15T13:41:52.017130673</dc:date>
    <meta:print-date>2017-04-03T12:23:29.985893000</meta:print-date>
    <meta:document-statistic meta:table-count="0" meta:image-count="0" meta:object-count="0" meta:page-count="2" meta:paragraph-count="65" meta:word-count="354" meta:character-count="2150" meta:non-whitespace-character-count="9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